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3.598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3.875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3.14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itanic_data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Survive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Owen Harr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 21171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umings, Mrs. John Bradley (Florence Briggs Thayer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8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string" calcext:value-type="string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kkinen, Miss. La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2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utrelle, Mrs. Jacques Heath (Lily May Peel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en, Mr. William Hen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450" calcext:value-type="float">
            <text:p>373450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877" calcext:value-type="float">
            <text:p>330877</text:p>
          </table:table-cell>
          <table:table-cell office:value-type="string" calcext:value-type="string">
            <text:p>8.4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rthy, Mr. Timothy 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3" calcext:value-type="float">
            <text:p>17463</text:p>
          </table:table-cell>
          <table:table-cell office:value-type="string" calcext:value-type="string">
            <text:p>51.86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Gosta Leona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075" calcext:value-type="float">
            <text:p>21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s. Oscar W (Elisabeth Vilhelmina Berg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7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742" calcext:value-type="float">
            <text:p>347742</text:p>
          </table:table-cell>
          <table:table-cell office:value-type="string" calcext:value-type="string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s. Nicholas (Adele Achem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string" calcext:value-type="string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Marguerite Ru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nnell, Miss. Elizabe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3" calcext:value-type="float">
            <text:p>113783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C10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undercock, Mr. William Hen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2151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nders Joh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9.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275" calcext:value-type="float">
            <text:p>31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trom, Miss. Hulda Amanda Adolf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6" calcext:value-type="float">
            <text:p>350406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wlett, Mrs. (Mary D Kingcome) 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06" calcext:value-type="float">
            <text:p>248706</text:p>
          </table:table-cell>
          <table:table-cell office:value-type="string" calcext:value-type="string">
            <text:p>1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uge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125" calcext:value-type="float">
            <text:p>29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liams, Mr. Charles Eug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4373" calcext:value-type="float">
            <text:p>244373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s. Julius (Emelia Maria Vandemoortele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string" calcext:value-type="string">
            <text:p>18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selmani, Mrs. Fatim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9" calcext:value-type="float">
            <text:p>2649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ynney, Mr. Joseph 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esley, Mr. Lawrenc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98" calcext:value-type="float">
            <text:p>248698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D5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Anna "Annie"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3" calcext:value-type="float">
            <text:p>330923</text:p>
          </table:table-cell>
          <table:table-cell office:value-type="string" calcext:value-type="string">
            <text:p>8.0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loper, Mr. William Thomps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8" calcext:value-type="float">
            <text:p>113788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Torborg Danir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.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075" calcext:value-type="float">
            <text:p>21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s. Carl Oscar (Selma Augusta Emilia Johansso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8.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ir, Mr. Farred Chehab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31" calcext:value-type="float">
            <text:p>2631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Charles Alexan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.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string" calcext:value-type="string">
            <text:p>263.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wyer, Miss. Ellen "N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59" calcext:value-type="float">
            <text:p>330959</text:p>
          </table:table-cell>
          <table:table-cell office:value-type="string" calcext:value-type="string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doroff, Mr. La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6" calcext:value-type="float">
            <text:p>349216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uchurtu, Don. Manuel 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1</text:p>
          </table:table-cell>
          <table:table-cell office:value-type="string" calcext:value-type="string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ncer, Mrs. William Augustus (Marie Eugeni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string" calcext:value-type="string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ynn, Miss. Mary Agath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677" calcext:value-type="float">
            <text:p>335677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adon, Mr. Edward 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79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yer, Mr. Edgar Josep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string" calcext:value-type="string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lverson, Mr. Alexander Osk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2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string" calcext:value-type="string">
            <text:p>52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mee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n, Mr. Ernest Charl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2152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iss. Augusta Mar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.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string" calcext:value-type="string">
            <text:p>18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iss. Jamil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hlin, Mrs. Johan (Johanna Persdotter Larsso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0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46" calcext:value-type="float">
            <text:p>7546</text:p>
          </table:table-cell>
          <table:table-cell office:value-type="float" office:value="9475" calcext:value-type="float">
            <text:p>9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s. William John Robert (Dorothy Ann Wonnacott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7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string" calcext:value-type="string">
            <text:p>21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aeff, Mr. The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3" calcext:value-type="float">
            <text:p>349253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Simonne Marie Anne Andre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string" calcext:value-type="string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aney, Miss. Margaret Del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58" calcext:value-type="float">
            <text:p>330958</text:p>
          </table:table-cell>
          <table:table-cell office:value-type="string" calcext:value-type="string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gers, Mr. William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C./A.4. 23567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r. Deni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risco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1" calcext:value-type="float">
            <text:p>14311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Youssef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21.6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s. Josef (Josefine Franchi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string" calcext:value-type="string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Juha Niil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.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sworthy, Mr. Richard Ca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9886</text:p>
          </table:table-cell>
          <table:table-cell office:value-type="string" calcext:value-type="string">
            <text:p>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s. Henry Sleeper (Myna Haxtu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9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string" calcext:value-type="string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s. Lizzie (Elizabeth Anne Wilkinso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9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r. Engelhart Corneli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string" calcext:value-type="string">
            <text:p>61.9792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olner, Mr. Hug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47" calcext:value-type="float">
            <text:p>19947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gg, Miss. Emil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6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el, Mr. Mansou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Constance Miriu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string" calcext:value-type="string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William Frederi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1.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ayanian, Mr. Ors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" calcext:value-type="float">
            <text:p>2669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ard, Miss. Ameli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, Mr. Henry Birkhard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475" calcext:value-type="float">
            <text:p>83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Hara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.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string" calcext:value-type="string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wart, Mr. Albert 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5</text:p>
          </table:table-cell>
          <table:table-cell office:value-type="string" calcext:value-type="string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Gerio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e, Mrs. (Elizabeth Ramell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39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se, Mr. Ernest Jam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P. 3464</text:p>
          </table:table-cell>
          <table:table-cell office:value-type="string" calcext:value-type="string">
            <text:p>8.15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rna Alexandr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7.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101281" calcext:value-type="float">
            <text:p>3101281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r. Vince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6.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1" calcext:value-type="float">
            <text:p>315151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nkin, Mr. Stephen Cur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1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Lillian Am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.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od, Mr. Ambrose J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Apostolo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6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g, Mr. L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en, Mr. Sigurd Hans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3" calcext:value-type="float">
            <text:p>348123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eff, Mr. Iv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8" calcext:value-type="float">
            <text:p>349208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tal, Mr. Rahamin Hai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746" calcext:value-type="float">
            <text:p>37474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aster. Alden Gat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8738" calcext:value-type="float">
            <text:p>248738</text:p>
          </table:table-cell>
          <table:table-cell office:value-type="string" calcext:value-type="string">
            <text:p>29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wdell, Miss. Elizabe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475" calcext:value-type="float">
            <text:p>12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elens, Mr. Achil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7" calcext:value-type="float">
            <text:p>345767</text:p>
          </table:table-cell>
          <table:table-cell office:value-type="string" calcext:value-type="string">
            <text:p>9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rlinck, Mr. Jan Bapti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9" calcext:value-type="float">
            <text:p>345779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Dermott, Miss. Brigd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2" calcext:value-type="float">
            <text:p>330932</text:p>
          </table:table-cell>
          <table:table-cell office:value-type="string" calcext:value-type="string">
            <text:p>7.78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Francisco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string" calcext:value-type="string">
            <text:p>47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lett, Miss. Berth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/C 14885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s. Karl Alfred (Maria Mathilda Gustafsso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3.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string" calcext:value-type="string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William Ne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.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375" calcext:value-type="float">
            <text:p>34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covski, Mr. Selman Franc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Mabel Hel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.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string" calcext:value-type="string">
            <text:p>263.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lotti, Mr. Francesc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5" calcext:value-type="float">
            <text:p>343275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mann, Mr. Em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276" calcext:value-type="float">
            <text:p>34327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reasson, Mr. Paul Edv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6" calcext:value-type="float">
            <text:p>347466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. Herbert Full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6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175" calcext:value-type="float">
            <text:p>61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. Bertram Fran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6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575" calcext:value-type="float">
            <text:p>20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xon, Mr. Dani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0" calcext:value-type="float">
            <text:p>364500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ney, Mr. Charle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4910" calcext:value-type="float">
            <text:p>374910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schmidt, Mr. George 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4</text:p>
          </table:table-cell>
          <table:table-cell office:value-type="string" calcext:value-type="string">
            <text:p>34.654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eenfield, Mr. William Bertr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string" calcext:value-type="string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rs. John T (Ada Julia Bone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4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string" calcext:value-type="string">
            <text:p>2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. Sina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4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anec, Miss. Matil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5" calcext:value-type="float">
            <text:p>349245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Pastcho ("Pentcho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5" calcext:value-type="float">
            <text:p>349215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Richard Fras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string" calcext:value-type="string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Gustaf Jo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3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0" calcext:value-type="float">
            <text:p>7540</text:p>
          </table:table-cell>
          <table:table-cell office:value-type="string" calcext:value-type="string">
            <text:p>8.6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nders Vilhel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7.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6" calcext:value-type="float">
            <text:p>3101276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onoff, Mr. Stoytc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7" calcext:value-type="float">
            <text:p>349207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kjelsvik, Miss. Anna Krist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120" calcext:value-type="float">
            <text:p>343120</text:p>
          </table:table-cell>
          <table:table-cell office:value-type="string" calcext:value-type="string">
            <text:p>7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s, Mr. Albert Joh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1" calcext:value-type="float">
            <text:p>312991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kic, Mr. Ti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9" calcext:value-type="float">
            <text:p>349249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iss. Berth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ter, Mr. Walter Chamberla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C1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Hilen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ton, Mr. David Joh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669" calcext:value-type="float">
            <text:p>324669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Katri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0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6" calcext:value-type="float">
            <text:p>4136</text:p>
          </table:table-cell>
          <table:table-cell office:value-type="float" office:value="9825" calcext:value-type="float">
            <text:p>9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iss. Malak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koniemi, Mr. Edva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4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rs, Mr. Patri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69" calcext:value-type="float">
            <text:p>370369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urpin, Mr. William John Robe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9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68" calcext:value-type="float">
            <text:p>11668</text:p>
          </table:table-cell>
          <table:table-cell office:value-type="string" calcext:value-type="string">
            <text:p>21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xter, Mr. Quigg Edmo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string" calcext:value-type="string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llis Anna Mar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275" calcext:value-type="float">
            <text:p>31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Stanley Geor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.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e, Mr. Leonard Charl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. 54510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sser, Mr. Nichol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736" calcext:value-type="float">
            <text:p>237736</text:p>
          </table:table-cell>
          <table:table-cell office:value-type="string" calcext:value-type="string">
            <text:p>30.0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ber, Miss. Sus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67" calcext:value-type="float">
            <text:p>2726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. Percival Way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4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281" calcext:value-type="float">
            <text:p>35281</text:p>
          </table:table-cell>
          <table:table-cell office:value-type="string" calcext:value-type="string">
            <text:p>77.287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ola-Yarred, Master. Eli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1" calcext:value-type="float">
            <text:p>2651</text:p>
          </table:table-cell>
          <table:table-cell office:value-type="string" calcext:value-type="string">
            <text:p>11.2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Mahon, Mr.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2" calcext:value-type="float">
            <text:p>370372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sen, Mr. Fridtjof Ar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17369</text:p>
          </table:table-cell>
          <table:table-cell office:value-type="string" calcext:value-type="string">
            <text:p>7.1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iss. Ann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22.3583</text:p>
          </table:table-cell>
          <table:table-cell office:value-type="string" calcext:value-type="string">
            <text:p>F E6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strom, Mr. Joh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1" calcext:value-type="float">
            <text:p>347061</text:p>
          </table:table-cell>
          <table:table-cell office:value-type="float" office:value="6975" calcext:value-type="float">
            <text:p>6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zenoic, Mr. Joze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3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1" calcext:value-type="float">
            <text:p>349241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, Mr. Domingos Fernande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7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s. Alexander A (Grace Charity Laury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7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s. Leopold (Mathilde Francoise Pede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9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y, Mr. Samuel James Hayd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178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, Mr. Emil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3</text:p>
          </table:table-cell>
          <table:table-cell office:value-type="string" calcext:value-type="string">
            <text:p>15.0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som, Miss. Helen Monypen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752" calcext:value-type="float">
            <text:p>11752</text:p>
          </table:table-cell>
          <table:table-cell office:value-type="string" calcext:value-type="string">
            <text:p>26.2833</text:p>
          </table:table-cell>
          <table:table-cell office:value-type="string" calcext:value-type="string">
            <text:p>D4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trelle, Mr. Jacques Hea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7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3" calcext:value-type="float">
            <text:p>113803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C1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en, Mr. Olaf El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string" calcext:value-type="string">
            <text:p>9.2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glio, Mr. Vict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B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s. Joseph (Sultan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ten, Miss. Anna Sof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1" calcext:value-type="float">
            <text:p>347081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s. Pekka Pietari (Elin Matilda Dolck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string" calcext:value-type="string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ke, Mr. Jeremi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2" calcext:value-type="float">
            <text:p>365222</text:p>
          </table:table-cell>
          <table:table-cell office:value-type="string" calcext:value-type="string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Edgardo Samu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945" calcext:value-type="float">
            <text:p>231945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holls, Mr. Joseph Charl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string" calcext:value-type="string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August Edvard ("Wennerstrom"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3" calcext:value-type="float">
            <text:p>350043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Robina Maggie "Ruby"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.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375" calcext:value-type="float">
            <text:p>34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r. Michel ("Louis M Hoffman"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6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0080" calcext:value-type="float">
            <text:p>23008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les, Rev. Thomas Roussel David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10" calcext:value-type="float">
            <text:p>244310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eman, Rev. Robert Jam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P. 1166</text:p>
          </table:table-cell>
          <table:table-cell office:value-type="float" office:value="12525" calcext:value-type="float">
            <text:p>12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ars, Mrs. Thomas (Edith Wearne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string" calcext:value-type="string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o, Mr. Alfonz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120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r. Austin Blyl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/5. 851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Ole Mart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 265302</text:p>
          </table:table-cell>
          <table:table-cell office:value-type="string" calcext:value-type="string">
            <text:p>7.3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Charles Dua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string" calcext:value-type="string">
            <text:p>61.3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nagh, Miss. Katherine "Katie"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1" calcext:value-type="float">
            <text:p>35851</text:p>
          </table:table-cell>
          <table:table-cell office:value-type="string" calcext:value-type="string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n, Mr. Har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90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ljanic, Mr. Mil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5037" calcext:value-type="float">
            <text:p>315037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r. John Hatfie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4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rs. James (Elizabeth "Bessie" Inglis Milne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string" calcext:value-type="string">
            <text:p>15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ngtsson, Mr. John Vikt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8" calcext:value-type="float">
            <text:p>347068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Jov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3" calcext:value-type="float">
            <text:p>315093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Eino Viljam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aster. Frank John William "Frankie"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525" calcext:value-type="float">
            <text:p>20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ibnall, Mrs. (Edith Martha Bowerma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s. William (Anna Bernhardina Karlsso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string" calcext:value-type="string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mann, Mr. John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318</text:p>
          </table:table-cell>
          <table:table-cell office:value-type="float" office:value="25925" calcext:value-type="float">
            <text:p>25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g, Mr. Le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n der hoef, Mr. Wyckof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40" calcext:value-type="float">
            <text:p>111240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rthu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.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125" calcext:value-type="float">
            <text:p>29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iss. Eleanor Ile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string" calcext:value-type="string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ola, Mr. Antti Wilhel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0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James Clin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4" calcext:value-type="float">
            <text:p>17764</text:p>
          </table:table-cell>
          <table:table-cell office:value-type="string" calcext:value-type="string">
            <text:p>30.6958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. Klas Alb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404" calcext:value-type="float">
            <text:p>350404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aster. Henry Forbe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ham, Miss. Ann Elizabe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5</text:p>
          </table:table-cell>
          <table:table-cell office:value-type="string" calcext:value-type="string">
            <text:p>28.7125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e, Mr. Regina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3" calcext:value-type="float">
            <text:p>250653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ard, Mr. Lion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Constance Glady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ot, Mr. Ren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31</text:p>
          </table:table-cell>
          <table:table-cell office:value-type="string" calcext:value-type="string">
            <text:p>15.0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larence Gustaf Hug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.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aster. Richard 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iss. Luise Gretch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025" calcext:value-type="float">
            <text:p>220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d, Mr. Hugh Rosco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67" calcext:value-type="float">
            <text:p>113767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s. Thomas (Johanna "Hannah" Godfrey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maine, Mr. Charles Hallace ("Mr C Rolmane"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8" calcext:value-type="float">
            <text:p>111428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. Joh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0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cin, Mr. Stjep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7" calcext:value-type="float">
            <text:p>349247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sky, Mrs. (Rosa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04" calcext:value-type="float">
            <text:p>234604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bines, Mr. Willi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4" calcext:value-type="float">
            <text:p>28424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-Jensen, Miss. Carla Christine Niels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6" calcext:value-type="float">
            <text:p>350046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Michel 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own, Mrs. James Joseph (Margaret Tobi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0</text:p>
          </table:table-cell>
          <table:table-cell office:value-type="string" calcext:value-type="string">
            <text:p>27.720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urette, Miss. Eli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string" calcext:value-type="string">
            <text:p>146.5208</text:p>
          </table:table-cell>
          <table:table-cell office:value-type="string" calcext:value-type="string">
            <text:p>B8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nagh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03" calcext:value-type="float">
            <text:p>368703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Karl Siegwart Andre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2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79" calcext:value-type="float">
            <text:p>4579</text:p>
          </table:table-cell>
          <table:table-cell office:value-type="string" calcext:value-type="string">
            <text:p>8.40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digan, Miss. Margaret "Magg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0" calcext:value-type="float">
            <text:p>370370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rois, Miss. Henriette ("Mrs Harbeck"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7" calcext:value-type="float">
            <text:p>248747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Walle, Mr. Nestor Cyri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0" calcext:value-type="float">
            <text:p>345770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Frederick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on, Mr. Jakob Alfr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4" calcext:value-type="float">
            <text:p>3101264</text:p>
          </table:table-cell>
          <table:table-cell office:value-type="string" calcext:value-type="string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eff, Mr. Gerio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8" calcext:value-type="float">
            <text:p>2628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hen, Mr. Gurshon "Gus"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40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iss. Telma Matil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string" calcext:value-type="string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kstrom, Mr. Karl Alfr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2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78" calcext:value-type="float">
            <text:p>3101278</text:p>
          </table:table-cell>
          <table:table-cell office:value-type="string" calcext:value-type="string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bimona, Mr. Nassef Casse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Helen "Ellen"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1" calcext:value-type="float">
            <text:p>367231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lank, Mr. Hen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277" calcext:value-type="float">
            <text:p>112277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Ahm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1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eron, Miss. Clear Anni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string" calcext:value-type="string">
            <text:p>21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kin, Mr. John Hen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4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ard, Mr. Hans Kristens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6" calcext:value-type="float">
            <text:p>250646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Phili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9" calcext:value-type="float">
            <text:p>367229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dele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275" calcext:value-type="float">
            <text:p>113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anen, Miss. Eli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83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. Sidney Samu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2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3847" calcext:value-type="float">
            <text:p>243847</text:p>
          </table:table-cell>
          <table:table-cell office:value-type="string" calcext:value-type="string">
            <text:p>27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zzani, Miss. Alb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string" calcext:value-type="string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Wal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/C 14208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erland, Mr. Victor Franc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9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cken, Mr. James 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367" calcext:value-type="float">
            <text:p>220367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en, Mr. George Hen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nkoff, Mr. Ch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4" calcext:value-type="float">
            <text:p>349234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. Frederick Maxfie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8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glund, Mr. Karl Ivar Sv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P 4348</text:p>
          </table:table-cell>
          <table:table-cell office:value-type="string" calcext:value-type="string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ors, Mr. William Joh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W/PP 751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vell, Mr. John Hall ("Henry"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3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hlstrom, Mr. Arne Jon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171" calcext:value-type="float">
            <text:p>236171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Mathild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ris, Mrs. Henry Birkhardt (Irene Wallach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73" calcext:value-type="float">
            <text:p>36973</text:p>
          </table:table-cell>
          <table:table-cell office:value-type="float" office:value="83475" calcext:value-type="float">
            <text:p>83475</text:p>
          </table:table-cell>
          <table:table-cell office:value-type="string" calcext:value-type="string">
            <text:p>C8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Bengt Edv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7" calcext:value-type="float">
            <text:p>347067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jostedt, Mr. Ernst Adol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42" calcext:value-type="float">
            <text:p>237442</text:p>
          </table:table-cell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iss. Lillian Gertru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.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yson, Mr. Robert William Nor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9566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knett, Miss. Alice Phoeb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6609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. Steph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4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iss. Marjorie "Lottie"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8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1921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gelly, Mr. Frederick Willi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65" calcext:value-type="float">
            <text:p>28665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nt, Mr. George Hen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3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O/W 1585</text:p>
          </table:table-cell>
          <table:table-cell office:value-type="float" office:value="12275" calcext:value-type="float">
            <text:p>12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bour, Miss. Thami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Katherine "Kat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eridge, Mr. Reginald Charl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3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npaa, Mr. Matti Alexante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5</text:p>
          </table:table-cell>
          <table:table-cell office:value-type="float" office:value="7125" calcext:value-type="float">
            <text:p>7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lah, Mr. Slei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4" calcext:value-type="float">
            <text:p>2694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Dr. William Edwa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4.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ahl, Miss. Agda Thorilda Viktor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1" calcext:value-type="float">
            <text:p>347071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rs. William (Anna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49" calcext:value-type="float">
            <text:p>250649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. Richard Leona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7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string" calcext:value-type="string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Rev. Ernest Courtena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4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ed, Mr. James Georg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316" calcext:value-type="float">
            <text:p>362316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om, Mrs. Wilhelm (Elna Matilda Persso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9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54" calcext:value-type="float">
            <text:p>347054</text:p>
          </table:table-cell>
          <table:table-cell office:value-type="string" calcext:value-type="string">
            <text:p>10.4625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d, Mr. William Thom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14" calcext:value-type="float">
            <text:p>113514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C8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. William Arthu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0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s. Viktor (Helena Wilhelmina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0129" calcext:value-type="float">
            <text:p>370129</text:p>
          </table:table-cell>
          <table:table-cell office:value-type="string" calcext:value-type="string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rs. Darwis (Hanne Youssef Razi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9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orne, Mrs. Gertrude Maybell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string" calcext:value-type="string">
            <text:p>79.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rry, Miss. Glady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d, Miss. An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string" calcext:value-type="string">
            <text:p>512.3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rish, Mrs. (Lutie Davis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ith, Mr. Thoma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4461" calcext:value-type="float">
            <text:p>384461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Edvin Rojj Felix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.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string" calcext:value-type="string">
            <text:p>31.3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ussig, Mr. Em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2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string" calcext:value-type="string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son, Mr. Willi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9" calcext:value-type="float">
            <text:p>11205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B9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y, Miss.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2649" calcext:value-type="float">
            <text:p>382649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eves, Mr. Davi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7248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Ernesti Arvi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.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sson, Mr. Ernst Ulri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83" calcext:value-type="float">
            <text:p>347083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rs. William Thompson (Edith Junkins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8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string" calcext:value-type="string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sette, Miss. Amel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string" calcext:value-type="string">
            <text:p>135.6333</text:p>
          </table:table-cell>
          <table:table-cell office:value-type="string" calcext:value-type="string">
            <text:p>C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s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string" calcext:value-type="string">
            <text:p>31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nquist, Mr. William Hen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rs. (Elizabeth Anne Maidment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sch, Mr. Charles 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7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6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C1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y, Miss. Hanora "Nora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5" calcext:value-type="float">
            <text:p>370375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rews, Miss. Kornelia Theodos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3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string" calcext:value-type="string">
            <text:p>77.9583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blom, Miss. Augusta Charlot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3" calcext:value-type="float">
            <text:p>347073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s, Mr. Francis "Frank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Er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.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125" calcext:value-type="float">
            <text:p>29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s. Stanton (Rosa Hunt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string" calcext:value-type="string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ane, Mr. Fran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439" calcext:value-type="float">
            <text:p>336439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Nils Johan Goranss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4" calcext:value-type="float">
            <text:p>347464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Pelsmaeker, Mr. Alfon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8" calcext:value-type="float">
            <text:p>345778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rking, Mr. Edward Arthu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0482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Richard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56" calcext:value-type="float">
            <text:p>113056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kovic, Mr. Iv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3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9" calcext:value-type="float">
            <text:p>349239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ulder, Mr. Theodo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4" calcext:value-type="float">
            <text:p>345774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denoff, Mr. Penk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6" calcext:value-type="float">
            <text:p>349206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ono, Mr. Masabum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98" calcext:value-type="float">
            <text:p>237798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3" calcext:value-type="float">
            <text:p>370373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ber, Miss. Ellen "Nellie"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string" calcext:value-type="string">
            <text:p>7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s. Dickinson H (Helen Walto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string" calcext:value-type="string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vy, Mr. Rene Jacqu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3</text:p>
          </table:table-cell>
          <table:table-cell office:value-type="float" office:value="12875" calcext:value-type="float">
            <text:p>128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as, Miss. Alois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6" calcext:value-type="float">
            <text:p>349236</text:p>
          </table:table-cell>
          <table:table-cell office:value-type="string" calcext:value-type="string">
            <text:p>8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eff, Mr. Iv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3" calcext:value-type="float">
            <text:p>349233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wy, Mr. Ervin 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2</text:p>
          </table:table-cell>
          <table:table-cell office:value-type="string" calcext:value-type="string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na, Mr. Mansou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iss. Helen Lora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string" calcext:value-type="string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alfeld, Mr. Adolph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9988" calcext:value-type="float">
            <text:p>19988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xter, Mrs. James (Helene DeLaudeniere Chaput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string" calcext:value-type="string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Anna Katherine "Annie Kat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234" calcext:value-type="float">
            <text:p>9234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r. Bernard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string" calcext:value-type="string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William Cahoone J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iss. Nora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6593" calcext:value-type="float">
            <text:p>226593</text:p>
          </table:table-cell>
          <table:table-cell office:value-type="string" calcext:value-type="string">
            <text:p>12.3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Howard Hugh "Harr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46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ison, Master. Hudson Trev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string" calcext:value-type="string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eming, Miss. Margar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421" calcext:value-type="float">
            <text:p>17421</text:p>
          </table:table-cell>
          <table:table-cell office:value-type="string" calcext:value-type="string">
            <text:p>110.88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nasco y Castellana, Mrs. Victor de Satode (Maria Josefa Perez de Soto y Vallejo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7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string" calcext:value-type="string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. Samu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0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string" calcext:value-type="string">
            <text:p>24.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ncatelli, Miss. Laura Mab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string" calcext:value-type="string">
            <text:p>56.9292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iss. Margaret Bechste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7" calcext:value-type="float">
            <text:p>11767</text:p>
          </table:table-cell>
          <table:table-cell office:value-type="string" calcext:value-type="string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Emily Bori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.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375" calcext:value-type="float">
            <text:p>262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Mrs. William (Anna Sylfve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dekovic, Mr. Ignja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3" calcext:value-type="float">
            <text:p>349243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. Benjam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3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Helmina Josef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0" calcext:value-type="float">
            <text:p>347470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tor, Mrs. Sinai (Miriam Sterni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367" calcext:value-type="float">
            <text:p>244367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aweck, Dr. Erne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11" calcext:value-type="float">
            <text:p>29011</text:p>
          </table:table-cell>
          <table:table-cell office:value-type="string" calcext:value-type="string">
            <text:p>14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iss. Mary Natali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928" calcext:value-type="float">
            <text:p>36928</text:p>
          </table:table-cell>
          <table:table-cell office:value-type="string" calcext:value-type="string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dden, Mrs. Frederic Oakley (Margaretta Corning Stone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0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string" calcext:value-type="string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Samu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2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off, Mr. Yot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9" calcext:value-type="float">
            <text:p>349219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yter, Miss. Hilda Mar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818" calcext:value-type="float">
            <text:p>234818</text:p>
          </table:table-cell>
          <table:table-cell office:value-type="string" calcext:value-type="string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s. Albert Francis (Sylvia Mae Harbaugh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string" calcext:value-type="string">
            <text:p>29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George John Jr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oung, Miss. Marie Gric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string" calcext:value-type="string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ysveen, Mr. Johan Hans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364" calcext:value-type="float">
            <text:p>345364</text:p>
          </table:table-cell>
          <table:table-cell office:value-type="string" calcext:value-type="string">
            <text:p>6.2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, Mrs. (Ada E Hall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551" calcext:value-type="float">
            <text:p>28551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s. Frank John (Emily Alice Brow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525" calcext:value-type="float">
            <text:p>20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iss. Jean Gertru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string" calcext:value-type="string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gnes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string" calcext:value-type="string">
            <text:p>23.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ner, Mr. Aust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3" calcext:value-type="float">
            <text:p>113043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ham, Mr. George Edwa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8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82</text:p>
          </table:table-cell>
          <table:table-cell office:value-type="string" calcext:value-type="string">
            <text:p>153.4625</text:p>
          </table:table-cell>
          <table:table-cell office:value-type="string" calcext:value-type="string">
            <text:p>C9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Leo Edmond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.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5764" calcext:value-type="float">
            <text:p>345764</text:p>
          </table:table-cell>
          <table:table-cell office:value-type="string" calcext:value-type="string">
            <text:p>18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Mrs. Henry William (Clara Heinsheimer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string" calcext:value-type="string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koff, Mr. Mit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5" calcext:value-type="float">
            <text:p>349225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ars, Mr. Thomas Clin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9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6" calcext:value-type="float">
            <text:p>113776</text:p>
          </table:table-cell>
          <table:table-cell office:value-type="string" calcext:value-type="string">
            <text:p>66.6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urns, Miss. Elizabeth Margar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string" calcext:value-type="string">
            <text:p>134.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, Mr. Karl Edwa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8" calcext:value-type="float">
            <text:p>7598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well, Mr. Stephen Wea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4" calcext:value-type="float">
            <text:p>113784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vratil, Master. Edmond Ro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0080" calcext:value-type="float">
            <text:p>23008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ortune, Miss. Alice Elizabe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.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string" calcext:value-type="string">
            <text:p>263.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ander, Mr. Erik Gusta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0" calcext:value-type="float">
            <text:p>248740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gwick, Mr. Charles Frederick Wadd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1" calcext:value-type="float">
            <text:p>244361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x, Mr. Stanley Hube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236" calcext:value-type="float">
            <text:p>229236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Amelia "Mildred"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3" calcext:value-type="float">
            <text:p>248733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, Miss. Marion Elsi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18" calcext:value-type="float">
            <text:p>31418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s. Thomas Henry (Mary E Finc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William Loch "William"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string" calcext:value-type="string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mic, Mr. Jov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8" calcext:value-type="float">
            <text:p>315088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dahl, Mr. Nils Mart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7" calcext:value-type="float">
            <text:p>7267</text:p>
          </table:table-cell>
          <table:table-cell office:value-type="float" office:value="9225" calcext:value-type="float">
            <text:p>9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-Lambert, Mr. Fletcher Fellow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510" calcext:value-type="float">
            <text:p>11351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C1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Tanno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5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nold-Franchi, Mr. Jose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237" calcext:value-type="float">
            <text:p>349237</text:p>
          </table:table-cell>
          <table:table-cell office:value-type="string" calcext:value-type="string">
            <text:p>17.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if, Mr. Waz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7" calcext:value-type="float">
            <text:p>2647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n Steen, Mr. Leo Pe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3" calcext:value-type="float">
            <text:p>345783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werman, Miss. Elsie Ed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5" calcext:value-type="float">
            <text:p>113505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k, Miss. Annie Clemm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1" calcext:value-type="float">
            <text:p>237671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vern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1" calcext:value-type="float">
            <text:p>330931</text:p>
          </table:table-cell>
          <table:table-cell office:value-type="string" calcext:value-type="string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kler, Miss. Helen Mary "Ell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80" calcext:value-type="float">
            <text:p>330980</text:p>
          </table:table-cell>
          <table:table-cell office:value-type="string" calcext:value-type="string">
            <text:p>7.87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r. Wilhel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0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47088" calcext:value-type="float">
            <text:p>347088</text:p>
          </table:table-cell>
          <table:table-cell office:value-type="string" calcext:value-type="string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. Sebastian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9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string" calcext:value-type="string">
            <text:p>27.72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rs. (Catherine David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im, Mr. Adol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0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hom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65" calcext:value-type="float">
            <text:p>370365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hl, Mr. Mauritz Nils Mart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6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arren, Mrs. Frank Manley (Anna Sophia Atkinso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0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string" calcext:value-type="string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sa, Mrs. (Mantoura Boulos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myn, Miss. Ann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3" calcext:value-type="float">
            <text:p>14313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ubart, Mme. Leontine Paul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der, Mr. George Achill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string" calcext:value-type="string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Jakob Alfr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7" calcext:value-type="float">
            <text:p>3101267</text:p>
          </table:table-cell>
          <table:table-cell office:value-type="string" calcext:value-type="string">
            <text:p>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avan, Mr. William Thom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951" calcext:value-type="float">
            <text:p>323951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nghini, Mr. San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string" calcext:value-type="string">
            <text:p>135.633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iss. Stina Viol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.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075" calcext:value-type="float">
            <text:p>21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yer, Mrs. Edgar Joseph (Leila Sak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4</text:p>
          </table:table-cell>
          <table:table-cell office:value-type="string" calcext:value-type="string">
            <text:p>82.170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dergren, Miss. Aurora Adel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7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Harry Elkin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7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3503" calcext:value-type="float">
            <text:p>113503</text:p>
          </table:table-cell>
          <table:table-cell office:value-type="string" calcext:value-type="string">
            <text:p>211.5</text:p>
          </table:table-cell>
          <table:table-cell office:value-type="string" calcext:value-type="string">
            <text:p>C8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r. Tanno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string" calcext:value-type="string">
            <text:p>4.0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Karl Gide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9" calcext:value-type="float">
            <text:p>347069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dois, Miss. Rosali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525" calcext:value-type="float">
            <text:p>227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iss. Maria ("Mary"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kkanen, Mr. Ju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3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lverson, Mrs. Alexander Oskar (Mary Aline Towner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89" calcext:value-type="float">
            <text:p>113789</text:p>
          </table:table-cell>
          <table:table-cell office:value-type="string" calcext:value-type="string">
            <text:p>52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otcharsky, Mr. Vasi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7" calcext:value-type="float">
            <text:p>349227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. Charles Hen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Sidney Leona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ss, Miss. Ka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49" calcext:value-type="float">
            <text:p>27849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lier, Mr. Matthew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655" calcext:value-type="float">
            <text:p>367655</text:p>
          </table:table-cell>
          <table:table-cell office:value-type="string" calcext:value-type="string">
            <text:p>7.7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hmann, Miss. Berth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748</text:p>
          </table:table-cell>
          <table:table-cell office:value-type="string" calcext:value-type="string">
            <text:p>12.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. William Erne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6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nsson, Mr. Carl Olo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4" calcext:value-type="float">
            <text:p>350034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Johan Bi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01277" calcext:value-type="float">
            <text:p>3101277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well, Miss. Marjori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273" calcext:value-type="float">
            <text:p>35273</text:p>
          </table:table-cell>
          <table:table-cell office:value-type="float" office:value="113275" calcext:value-type="float">
            <text:p>113275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rs. Hjalmar (Agnes Charlotta Bengtsso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P 9549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Eri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2" calcext:value-type="float">
            <text:p>350052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iss. El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7" calcext:value-type="float">
            <text:p>350407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Kane, Mr. Peter Davi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in, Dr. Alfr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8" calcext:value-type="float">
            <text:p>244278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, Mrs. William H (Jessie L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929" calcext:value-type="float">
            <text:p>240929</text:p>
          </table:table-cell>
          <table:table-cell office:value-type="string" calcext:value-type="string">
            <text:p>12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skanen, Mr. Juh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9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ams, Mr. Joh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826" calcext:value-type="float">
            <text:p>34182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iss. Mari A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9825" calcext:value-type="float">
            <text:p>98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kkarainen, Mr. Pekka Pieta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9</text:p>
          </table:table-cell>
          <table:table-cell office:value-type="string" calcext:value-type="string">
            <text:p>15.8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Marij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6" calcext:value-type="float">
            <text:p>315096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Shadrac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4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string" calcext:value-type="string">
            <text:p>21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degren, Mr. Carl/Charles Pe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4" calcext:value-type="float">
            <text:p>347064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William Row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string" calcext:value-type="string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rkeland, Mr. Hans Martin Mons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992" calcext:value-type="float">
            <text:p>312992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I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dycoff, Mr. Tod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2" calcext:value-type="float">
            <text:p>349222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t, Mr. Hen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4140" calcext:value-type="float">
            <text:p>394140</text:p>
          </table:table-cell>
          <table:table-cell office:value-type="string" calcext:value-type="string">
            <text:p>6.858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nahan, Miss. Daisy 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3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nningham, Mr. Alfred Flem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ndman, Mr. Johan Juli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9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ek, Mrs. Thomas (Annie Louise Rowley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095" calcext:value-type="float">
            <text:p>343095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s. James Vivian (Lulu Thorne Christia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4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string" calcext:value-type="string">
            <text:p>32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ven, Miss. Lyyli Karoli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0652" calcext:value-type="float">
            <text:p>250652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thews, Mr. William Joh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8" calcext:value-type="float">
            <text:p>28228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iss. Cathar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0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5773" calcext:value-type="float">
            <text:p>345773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heorgheff, Mr. St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4" calcext:value-type="float">
            <text:p>349254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ters, Mr. Davi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. 13032</text:p>
          </table:table-cell>
          <table:table-cell office:value-type="string" calcext:value-type="string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mmerman, Mr. Le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2" calcext:value-type="float">
            <text:p>315082</text:p>
          </table:table-cell>
          <table:table-cell office:value-type="float" office:value="7875" calcext:value-type="float">
            <text:p>7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s. Ernst Gilbert (Anna Sigrid Maria Brogre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8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string" calcext:value-type="string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r. Viktor Richa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string" calcext:value-type="string">
            <text:p>20.2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eman, Mr. Phillipp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34244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s. Charles V (Ada Maria Winfield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8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Kate Florence ("Mrs Kate Louise Phillips Marshall"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1" calcext:value-type="float">
            <text:p>364851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ckard, Mr. Berk (Berk Trembisky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78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jornstrom-Steffansson, Mr. Mauritz Hak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64" calcext:value-type="float">
            <text:p>110564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s. Percival (Florence Kate White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s. Charles Alexander (Alice Adelaide Slow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2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lio, Mr. Nikolai Er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4</text:p>
          </table:table-cell>
          <table:table-cell office:value-type="float" office:value="7125" calcext:value-type="float">
            <text:p>7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vey, Mr. William Bai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iss. Lucile Polk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4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iss. Doolina Margaret "Daisy"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./C. 6608</text:p>
          </table:table-cell>
          <table:table-cell office:value-type="float" office:value="34375" calcext:value-type="float">
            <text:p>34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rs. Sidney (Emily Hocking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106" calcext:value-type="float">
            <text:p>29106</text:p>
          </table:table-cell>
          <table:table-cell office:value-type="string" calcext:value-type="string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. Ma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4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string" calcext:value-type="string">
            <text:p>263.0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villner, Mr. Johan Henrik Johanness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8723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rs. Benjamin (Esther Ada Bloomfield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.C.C. 13529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pe, Mr. Le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9" calcext:value-type="float">
            <text:p>345769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on, Mr. Johan Em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6" calcext:value-type="float">
            <text:p>347076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ynaldo, Ms. Encarnaci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434" calcext:value-type="float">
            <text:p>230434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nesen-Bratthammer, Mr. Bern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6" calcext:value-type="float">
            <text:p>65306</text:p>
          </table:table-cell>
          <table:table-cell office:value-type="string" calcext:value-type="string">
            <text:p>8.1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odge, Master. Wash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638" calcext:value-type="float">
            <text:p>33638</text:p>
          </table:table-cell>
          <table:table-cell office:value-type="string" calcext:value-type="string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linger, Miss. Madeleine Viole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644" calcext:value-type="float">
            <text:p>250644</text:p>
          </table:table-cell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ward, Mr. Frederic Kimb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4" calcext:value-type="float">
            <text:p>113794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Marie Cathe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uchen, Major. Arthur Godfr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6" calcext:value-type="float">
            <text:p>113786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C10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. Edwy Arthu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6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string" calcext:value-type="string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Ingvald Olai Ol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3" calcext:value-type="float">
            <text:p>65303</text:p>
          </table:table-cell>
          <table:table-cell office:value-type="string" calcext:value-type="string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eman, Mr. Benjamin Lavental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1" calcext:value-type="float">
            <text:p>113051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C11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. Samuel 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9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string" calcext:value-type="string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uzzi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817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lsevac, Mr. Iv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0" calcext:value-type="float">
            <text:p>349240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let, Mr. Francis Dav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9" calcext:value-type="float">
            <text:p>13509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enyon, Mrs. Frederick R (Mario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string" calcext:value-type="string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omey, Miss. Ell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1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060" calcext:value-type="float">
            <text:p>371060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derson, Mr. Har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2" calcext:value-type="float">
            <text:p>19952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ley, Mr. Willi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06" calcext:value-type="float">
            <text:p>36450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e, Mr. Arthur 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20" calcext:value-type="float">
            <text:p>111320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ling, Mr. Jacob Christi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360" calcext:value-type="float">
            <text:p>234360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isner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S 281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ncalves, Mr. Manuel Estansl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6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pbell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3" calcext:value-type="float">
            <text:p>239853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, Mr. John Montgome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2" calcext:value-type="float">
            <text:p>113792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anlan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209" calcext:value-type="float">
            <text:p>36209</text:p>
          </table:table-cell>
          <table:table-cell office:value-type="float" office:value="7725" calcext:value-type="float">
            <text:p>77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Helene Barbar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efe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592" calcext:value-type="float">
            <text:p>323592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Lu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9" calcext:value-type="float">
            <text:p>315089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rs. Edwy Arthur (Ada Mary Worth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3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string" calcext:value-type="string">
            <text:p>2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rwan, Mrs. Amin S (Marie Marthe Thuillard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H Basle 541</text:p>
          </table:table-cell>
          <table:table-cell office:value-type="string" calcext:value-type="string">
            <text:p>13.79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berg, Miss. Ida Sof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3" calcext:value-type="float">
            <text:p>7553</text:p>
          </table:table-cell>
          <table:table-cell office:value-type="string" calcext:value-type="string">
            <text:p>9.8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fford, Mr. George Quinc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0465" calcext:value-type="float">
            <text:p>110465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. Peter Hen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4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string" calcext:value-type="string">
            <text:p>21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und, Mr. Lewis Richa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9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7.0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Nils Augu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60" calcext:value-type="float">
            <text:p>350060</text:p>
          </table:table-cell>
          <table:table-cell office:value-type="string" calcext:value-type="string">
            <text:p>7.52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iss. Hildur 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string" calcext:value-type="string">
            <text:p>12.2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aster. Harold Vict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.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, Mr. Anthony Wood "Archie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4" calcext:value-type="float">
            <text:p>239854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use, Mr. Richard Hen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94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kula, Mrs. (Hedwig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3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ishop, Mr. Dickinson 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967" calcext:value-type="float">
            <text:p>11967</text:p>
          </table:table-cell>
          <table:table-cell office:value-type="string" calcext:value-type="string">
            <text:p>91.0792</text:p>
          </table:table-cell>
          <table:table-cell office:value-type="string" calcext:value-type="string">
            <text:p>B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iss. Jeanni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25.4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yt, Mrs. Frederick Maxfield (Jane Anne Forby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5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43" calcext:value-type="float">
            <text:p>19943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C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t, Mr. Edward Aust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71" calcext:value-type="float">
            <text:p>1177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B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rton, Mr. Francis Willi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18509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aster. Eden Leslie "Neville"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9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7671</text:p>
          </table:table-cell>
          <table:table-cell office:value-type="string" calcext:value-type="string">
            <text:p>15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land, Mr. Konrad Mathias Reiers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304" calcext:value-type="float">
            <text:p>65304</text:p>
          </table:table-cell>
          <table:table-cell office:value-type="string" calcext:value-type="string">
            <text:p>19.9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elov, Mr. Ein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7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son, Mr. Harry Mark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7" calcext:value-type="float">
            <text:p>113787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agaveytia, Mr. Ram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9</text:p>
          </table:table-cell>
          <table:table-cell office:value-type="string" calcext:value-type="string">
            <text:p>49.5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r. Edward Ro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5380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sseff, Mr. Geri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ustis, Miss. Elizabeth Muss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4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string" calcext:value-type="string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ard, Mr. Frederick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string" calcext:value-type="string">
            <text:p>15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s. Hudson J C (Bessie Waldo Daniels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string" calcext:value-type="string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Olo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5" calcext:value-type="float">
            <text:p>350035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c, Mr. Pet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6" calcext:value-type="float">
            <text:p>315086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iss. Mar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46" calcext:value-type="float">
            <text:p>364846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Sullivan, Miss. Bridget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09" calcext:value-type="float">
            <text:p>330909</text:p>
          </table:table-cell>
          <table:table-cell office:value-type="string" calcext:value-type="string">
            <text:p>7.6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itinen, Miss. Kristina Sof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9.5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ioni, Miss. Rober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B7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asco y Castellana, Mr. Victor de Sato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string" calcext:value-type="string">
            <text:p>108.9</text:p>
          </table:table-cell>
          <table:table-cell office:value-type="string" calcext:value-type="string">
            <text:p>C6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rs. Frederick Charles (Jane Richards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3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360" calcext:value-type="float">
            <text:p>26360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radley, Mr. George ("George Arthur Brayton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427" calcext:value-type="float">
            <text:p>111427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r. Henry Margid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525" calcext:value-type="float">
            <text:p>22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g, Mr. Fa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r. Eugene Patri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1" calcext:value-type="float">
            <text:p>382651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bber, Mr.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10131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cGough, Mr. James Robe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3</text:p>
          </table:table-cell>
          <table:table-cell office:value-type="string" calcext:value-type="string">
            <text:p>26.2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schild, Mrs. Martin (Elizabeth L. Barrett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4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string" calcext:value-type="string">
            <text:p>59.4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Sat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9" calcext:value-type="float">
            <text:p>349209</text:p>
          </table:table-cell>
          <table:table-cell office:value-type="string" calcext:value-type="string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lker, Mr. William Anders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7" calcext:value-type="float">
            <text:p>36967</text:p>
          </table:table-cell>
          <table:table-cell office:value-type="string" calcext:value-type="string">
            <text:p>34.0208</text:p>
          </table:table-cell>
          <table:table-cell office:value-type="string" calcext:value-type="string">
            <text:p>D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more, Mrs. (Amelia Milley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26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s. William A (Florence "Mary" Agnes Hughes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6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ic, Mr. Stef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2" calcext:value-type="float">
            <text:p>349242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rreault, Miss. An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B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vk, Mr. Jank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2" calcext:value-type="float">
            <text:p>349252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houd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4" calcext:value-type="float">
            <text:p>2624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ppach, Mrs. Louis Albert (Ida Sophia Fischer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4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1361" calcext:value-type="float">
            <text:p>111361</text:p>
          </table:table-cell>
          <table:table-cell office:value-type="string" calcext:value-type="string">
            <text:p>57.9792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ssem, Mr. Far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rell, Mr. Jam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232" calcext:value-type="float">
            <text:p>367232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sdale, Miss. Luc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58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thing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string" calcext:value-type="string">
            <text:p>221.7792</text:p>
          </table:table-cell>
          <table:table-cell office:value-type="string" calcext:value-type="string">
            <text:p>C9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onen, Mr. Johan We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6" calcext:value-type="float">
            <text:p>3101296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Richard Geor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.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4" calcext:value-type="float">
            <text:p>29104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Phyllis Ma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fik, Mr. Nak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 J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90" calcext:value-type="float">
            <text:p>2690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rs. Catherine (Catherine Rizk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8" calcext:value-type="float">
            <text:p>2668</text:p>
          </table:table-cell>
          <table:table-cell office:value-type="string" calcext:value-type="string">
            <text:p>22.3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rij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4" calcext:value-type="float">
            <text:p>315084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t, Miss. Eva Miria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7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C. 13529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, Major. Archibald Willingh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0" calcext:value-type="float">
            <text:p>113050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B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Roy, Miss. Berth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425" calcext:value-type="float">
            <text:p>1064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. Samuel Be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, Miss. Hedwig Margarith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568" calcext:value-type="float">
            <text:p>13568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B3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rosby, Miss. Harriet 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6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/P 5735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Ingeborg Constanz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.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275" calcext:value-type="float">
            <text:p>31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Sigrid Elisabe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1.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275" calcext:value-type="float">
            <text:p>31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. Edwa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2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. Walter Dona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425" calcext:value-type="float">
            <text:p>106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holson, Mr. Arthur Erne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ne, Mrs. Edward (Ethel Clarke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dro y Manent, Mr. Juli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6</text:p>
          </table:table-cell>
          <table:table-cell office:value-type="string" calcext:value-type="string">
            <text:p>13.86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Frank Joh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3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91" calcext:value-type="float">
            <text:p>363291</text:p>
          </table:table-cell>
          <table:table-cell office:value-type="float" office:value="20525" calcext:value-type="float">
            <text:p>205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aster. John Morgan J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3112</text:p>
          </table:table-cell>
          <table:table-cell office:value-type="string" calcext:value-type="string">
            <text:p>36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. John Borland J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421" calcext:value-type="float">
            <text:p>17421</text:p>
          </table:table-cell>
          <table:table-cell office:value-type="string" calcext:value-type="string">
            <text:p>110.8833</text:p>
          </table:table-cell>
          <table:table-cell office:value-type="string" calcext:value-type="string">
            <text:p>C7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p, Mr. Percival James 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Brien, Mr. Timoth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9" calcext:value-type="float">
            <text:p>330979</text:p>
          </table:table-cell>
          <table:table-cell office:value-type="string" calcext:value-type="string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eni, Mr. Fahim ("Philip Zenni"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0" calcext:value-type="float">
            <text:p>2620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hman, Miss. Vel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5" calcext:value-type="float">
            <text:p>347085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ght, Mr. Geor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7" calcext:value-type="float">
            <text:p>113807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Lady. (Lucille Christiana Sutherland) ("Mrs Morgan"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8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5" calcext:value-type="float">
            <text:p>11755</text:p>
          </table:table-cell>
          <table:table-cell office:value-type="string" calcext:value-type="string">
            <text:p>39.6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bins, Mr. Victo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525" calcext:value-type="float">
            <text:p>2275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rs. Emil (Tillie Mandelbaum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9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413" calcext:value-type="float">
            <text:p>110413</text:p>
          </table:table-cell>
          <table:table-cell office:value-type="string" calcext:value-type="string">
            <text:p>79.6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s. Guillaume Joseph (Emma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6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string" calcext:value-type="string">
            <text:p>17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row, Mr. Thomas Row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2622" calcext:value-type="float">
            <text:p>372622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vic, Mr. Huse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1" calcext:value-type="float">
            <text:p>349251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n, Mr. Robert Dougl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629" calcext:value-type="float">
            <text:p>218629</text:p>
          </table:table-cell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mon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2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well, Miss. (Marion Ogden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92087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Alfred 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.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ytcheff, Mr. Il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5" calcext:value-type="float">
            <text:p>349205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rs. Nils (Alma Cornelia Berglund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9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075" calcext:value-type="float">
            <text:p>210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harr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Car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7" calcext:value-type="float">
            <text:p>350417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ris, Mr. Geor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W./PP 752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ppleton, Mrs. Edward Dale (Charlotte Lamso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3.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string" calcext:value-type="string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lynn, Mr. John Irwin ("Irving"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4</text:p>
          </table:table-cell>
          <table:table-cell office:value-type="string" calcext:value-type="string">
            <text:p>26.3875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iss. Mary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4312" calcext:value-type="float">
            <text:p>14312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ush, Mr. Alfred George Joh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. 20589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chett, Mr. Geor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side, Miss. Eth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880" calcext:value-type="float">
            <text:p>243880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y, Mrs. William Baird (Alice Munger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9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7" calcext:value-type="float">
            <text:p>13507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s. Joseph (Maria Elia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14.4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ssila, Mr. Eirii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6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iss. Julie Rach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789" calcext:value-type="float">
            <text:p>237789</text:p>
          </table:table-cell>
          <table:table-cell office:value-type="string" calcext:value-type="string">
            <text:p>30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ayer, Mrs. John Borland (Marian Longstreth Morris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9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string" calcext:value-type="string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wnton, Mr. William Jam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3" calcext:value-type="float">
            <text:p>28403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s, Mr. John Hug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49" calcext:value-type="float">
            <text:p>13049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ulner, Mr. Usc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8.71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ussig, Miss. Ru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0413" calcext:value-type="float">
            <text:p>110413</text:p>
          </table:table-cell>
          <table:table-cell office:value-type="string" calcext:value-type="string">
            <text:p>79.65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rvis, Mr. John Denz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565" calcext:value-type="float">
            <text:p>237565</text:p>
          </table:table-cell>
          <table:table-cell office:value-type="string" calcext:value-type="string">
            <text:p>15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olicher-Stehli, Mr. Maxmilli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0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linski, Mr. Eliez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3" calcext:value-type="float">
            <text:p>14973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dlin, Mr.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235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ntamaki, Mr. Matt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73</text:p>
          </table:table-cell>
          <table:table-cell office:value-type="float" office:value="7125" calcext:value-type="float">
            <text:p>7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ephenson, Mrs. Walter Bertram (Martha Eustis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2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47" calcext:value-type="float">
            <text:p>36947</text:p>
          </table:table-cell>
          <table:table-cell office:value-type="string" calcext:value-type="string">
            <text:p>78.2667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sbury, Mr. William Jam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902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848" calcext:value-type="float">
            <text:p>364848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John Hen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7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. Jean Baptis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itch, Miss. Jessie Wills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8727" calcext:value-type="float">
            <text:p>248727</text:p>
          </table:table-cell>
          <table:table-cell office:value-type="string" calcext:value-type="string">
            <text:p>3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Alfr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r. Hann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64" calcext:value-type="float">
            <text:p>2664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ff Gordon, Sir. Cosmo Edmund ("Mr Morgan"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9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5</text:p>
          </table:table-cell>
          <table:table-cell office:value-type="string" calcext:value-type="string">
            <text:p>56.9292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cobsohn, Mrs. Sidney Samuel (Amy Frances Christy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.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3847" calcext:value-type="float">
            <text:p>243847</text:p>
          </table:table-cell>
          <table:table-cell office:value-type="string" calcext:value-type="string">
            <text:p>27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benoff, Mr. Petc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4" calcext:value-type="float">
            <text:p>349214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rington, Mr. Charles 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string" calcext:value-type="string">
            <text:p>42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ber, Mr. Ernst Willi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1" calcext:value-type="float">
            <text:p>364511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mer, Mr. Harry ("Mr E Haven"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426" calcext:value-type="float">
            <text:p>111426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. Edvard Bengtss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6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string" calcext:value-type="string">
            <text:p>15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ic, Mr. Mil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6" calcext:value-type="float">
            <text:p>349246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niel, Mr. Robert William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4" calcext:value-type="float">
            <text:p>113804</text:p>
          </table:table-cell>
          <table:table-cell office:value-type="string" calcext:value-type="string">
            <text:p>3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s. Joseph (Juliette Marie Louise Lafargue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string" calcext:value-type="string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utes, Miss. Elizabeth W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2</text:p>
          </table:table-cell>
          <table:table-cell office:value-type="string" calcext:value-type="string">
            <text:p>153.4625</text:p>
          </table:table-cell>
          <table:table-cell office:value-type="string" calcext:value-type="string">
            <text:p>C12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s. Anders Johan (Alfrida Konstantia Brogre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9.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275" calcext:value-type="float">
            <text:p>31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rdin, Mr. Jose Ne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5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Margaret Jane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30" calcext:value-type="float">
            <text:p>367230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rga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7" calcext:value-type="float">
            <text:p>370377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cklebank, Mr. William Alfr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2" calcext:value-type="float">
            <text:p>364512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Alic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string" calcext:value-type="string">
            <text:p>65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r. Ernst Gilbe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4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080" calcext:value-type="float">
            <text:p>347080</text:p>
          </table:table-cell>
          <table:table-cell office:value-type="string" calcext:value-type="string">
            <text:p>14.4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bb, Mrs. William Arthur (Cordelia K Stanlick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6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6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Marion Loui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vey, Mr. Lawrenc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28" calcext:value-type="float">
            <text:p>31028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. Anton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7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mball, Mr. Edwin Nelson J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2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string" calcext:value-type="string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. Sahi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string" calcext:value-type="string">
            <text:p>15.741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y Damsgaa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29" calcext:value-type="float">
            <text:p>350029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wen, Mr. David John "Dai"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tton, Mr. Frederi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63" calcext:value-type="float">
            <text:p>36963</text:p>
          </table:table-cell>
          <table:table-cell office:value-type="string" calcext:value-type="string">
            <text:p>32.3208</text:p>
          </table:table-cell>
          <table:table-cell office:value-type="string" calcext:value-type="string">
            <text:p>D5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irkland, Rev. Charles Leona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33" calcext:value-type="float">
            <text:p>219533</text:p>
          </table:table-cell>
          <table:table-cell office:value-type="string" calcext:value-type="string">
            <text:p>12.3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ley, Miss. Gretchen Fisk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string" calcext:value-type="string">
            <text:p>77.9583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standyeff, Mr. Guentc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4" calcext:value-type="float">
            <text:p>349224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ell, Mr. Patrick 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2" calcext:value-type="float">
            <text:p>334912</text:p>
          </table:table-cell>
          <table:table-cell office:value-type="string" calcext:value-type="string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rkworth, Mr. Algernon Henry Wils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42" calcext:value-type="float">
            <text:p>27042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ahl, Mr. Johan Svenss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743" calcext:value-type="float">
            <text:p>347743</text:p>
          </table:table-cell>
          <table:table-cell office:value-type="string" calcext:value-type="string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helin-Maeglin, Dr. Max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4" calcext:value-type="float">
            <text:p>13214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B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r, Mr. William Henry Mars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2" calcext:value-type="float">
            <text:p>112052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b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.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string" calcext:value-type="string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s, Miss. Mar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68" calcext:value-type="float">
            <text:p>237668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inonen, Mr. Antti Gusta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2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. Harv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s. Juha (Maria Emilia Ojala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.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rneycroft, Mr. Percival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4" calcext:value-type="float">
            <text:p>376564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Hans Pe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0" calcext:value-type="float">
            <text:p>350050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agesser, Mlle. Emm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7</text:p>
          </table:table-cell>
          <table:table-cell office:value-type="string" calcext:value-type="string">
            <text:p>69.3</text:p>
          </table:table-cell>
          <table:table-cell office:value-type="string" calcext:value-type="string">
            <text:p>B3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iss. Margit Elizabe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.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string" calcext:value-type="string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, Mr. Choo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iss. Eugeni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rper, Mr. Henry Sleep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8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string" calcext:value-type="string">
            <text:p>76.7292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Liudevi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1" calcext:value-type="float">
            <text:p>349231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onius-Blumer, Col. Oberst Alfon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3" calcext:value-type="float">
            <text:p>13213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y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1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nley, Miss. Amy Zillah Elsi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. 2314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tkoff, Mr. Mi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1" calcext:value-type="float">
            <text:p>349221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ling, Miss. Elsi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1919" calcext:value-type="float">
            <text:p>231919</text:p>
          </table:table-cell>
          <table:table-cell office:value-type="string" calcext:value-type="string">
            <text:p>2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lvik, Mr. Johannes Halvors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5" calcext:value-type="float">
            <text:p>8475</text:p>
          </table:table-cell>
          <table:table-cell office:value-type="string" calcext:value-type="string">
            <text:p>8.4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Leary, Miss. Hanora "Norah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19" calcext:value-type="float">
            <text:p>330919</text:p>
          </table:table-cell>
          <table:table-cell office:value-type="string" calcext:value-type="string">
            <text:p>7.8292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garty, Miss. Hanora "Nora"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226" calcext:value-type="float">
            <text:p>365226</text:p>
          </table:table-cell>
          <table:table-cell office:value-type="string" calcext:value-type="string">
            <text:p>6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onard Mar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.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eff, Mr. Alexand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3" calcext:value-type="float">
            <text:p>349223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rke, Mrs. John (Catherine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2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49" calcext:value-type="float">
            <text:p>364849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emiller, Mr. George Floy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51" calcext:value-type="float">
            <text:p>29751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ll, Mr. Arthur Webs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8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273" calcext:value-type="float">
            <text:p>35273</text:p>
          </table:table-cell>
          <table:table-cell office:value-type="float" office:value="113275" calcext:value-type="float">
            <text:p>113275</text:p>
          </table:table-cell>
          <table:table-cell office:value-type="string" calcext:value-type="string">
            <text:p>D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auenthal, Dr. Henry Willi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.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11</text:p>
          </table:table-cell>
          <table:table-cell office:value-type="string" calcext:value-type="string">
            <text:p>133.6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t, Mr. Moham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y, Mr. Edward Pomero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7" calcext:value-type="float">
            <text:p>5727</text:p>
          </table:table-cell>
          <table:table-cell office:value-type="string" calcext:value-type="string">
            <text:p>25.5875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eff, Mr. Pej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0" calcext:value-type="float">
            <text:p>349210</text:p>
          </table:table-cell>
          <table:table-cell office:value-type="string" calcext:value-type="string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qvist, Mr. Eino Willi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 2. 3101285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ckman, Mr. Lewi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2.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string" calcext:value-type="string">
            <text:p>7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ler, Mr. Reginald Fen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686" calcext:value-type="float">
            <text:p>234686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tvedt, Mr. Knud Pau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2993" calcext:value-type="float">
            <text:p>312993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k, Mr. Jaco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3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353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s. Elmer Zebley (Juliet Cummins Wright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s. Thomas William Solomon (Elizabeth Catherine Ford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0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string" calcext:value-type="string">
            <text:p>39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. Thorn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.C. 1275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tchell, Mr. Henry Micha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24580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lhelms, Mr. Charl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70" calcext:value-type="float">
            <text:p>244270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son, Mr. Ennis Hasting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6" calcext:value-type="float">
            <text:p>239856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vardsson, Mr. Gustaf Hjalma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2" calcext:value-type="float">
            <text:p>349912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wyer, Mr. Frederick Charl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826" calcext:value-type="float">
            <text:p>342826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urja, Miss. Anna Sof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string" calcext:value-type="string">
            <text:p>9.841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s. Frederick (Augusta Tyler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3.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deza, Mr. Thomas Drake Martine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string" calcext:value-type="string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, Miss. Katie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35" calcext:value-type="float">
            <text:p>330935</text:p>
          </table:table-cell>
          <table:table-cell office:value-type="string" calcext:value-type="string">
            <text:p>8.1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ssab, Mr. Hamma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72</text:p>
          </table:table-cell>
          <table:table-cell office:value-type="string" calcext:value-type="string">
            <text:p>76.7292</text:p>
          </table:table-cell>
          <table:table-cell office:value-type="string" calcext:value-type="string">
            <text:p>D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vigen, Mr. Thor Anders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3" calcext:value-type="float">
            <text:p>6563</text:p>
          </table:table-cell>
          <table:table-cell office:value-type="float" office:value="9225" calcext:value-type="float">
            <text:p>92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Edwa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.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string" calcext:value-type="string">
            <text:p>46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r. Thomas William Solom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0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750" calcext:value-type="float">
            <text:p>29750</text:p>
          </table:table-cell>
          <table:table-cell office:value-type="string" calcext:value-type="string">
            <text:p>39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r. Joseph Philippe Lemerci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string" calcext:value-type="string">
            <text:p>41.57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r. Jaako Arnol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4.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kic, Mr. Brank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8" calcext:value-type="float">
            <text:p>349228</text:p>
          </table:table-cell>
          <table:table-cell office:value-type="string" calcext:value-type="string">
            <text:p>10.170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scher, Mr. Eberhard Thelan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6" calcext:value-type="float">
            <text:p>350036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dill, Miss. Georgette Alexandr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string" calcext:value-type="string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. Albert Adri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iss. Man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string" calcext:value-type="string">
            <text:p>13.4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Al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Khali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r, Col. Joh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0" calcext:value-type="float">
            <text:p>113800</text:p>
          </table:table-cell>
          <table:table-cell office:value-type="string" calcext:value-type="string">
            <text:p>26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. Charles Hen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1" calcext:value-type="float">
            <text:p>248731</text:p>
          </table:table-cell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592" calcext:value-type="float">
            <text:p>363592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lens, Miss. Katherine "Katie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2" calcext:value-type="float">
            <text:p>35852</text:p>
          </table:table-cell>
          <table:table-cell office:value-type="string" calcext:value-type="string">
            <text:p>7.7333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yer, Mr. John Borlan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9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21" calcext:value-type="float">
            <text:p>17421</text:p>
          </table:table-cell>
          <table:table-cell office:value-type="string" calcext:value-type="string">
            <text:p>110.8833</text:p>
          </table:table-cell>
          <table:table-cell office:value-type="string" calcext:value-type="string">
            <text:p>C6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blen, Mr. Adolf Mathias Nicolai Ols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1" calcext:value-type="float">
            <text:p>348121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tor, Mrs. John Jacob (Madeleine Talmadge Force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525" calcext:value-type="float">
            <text:p>227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thorne, Mr. Spencer Vict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5</text:p>
          </table:table-cell>
          <table:table-cell office:value-type="string" calcext:value-type="string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bara, Miss. Saiid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llagher, Mr. Mart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64" calcext:value-type="float">
            <text:p>36864</text:p>
          </table:table-cell>
          <table:table-cell office:value-type="string" calcext:value-type="string">
            <text:p>7.7417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Henrik Juu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6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5" calcext:value-type="float">
            <text:p>350025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rley, Mr. Henry Samuel ("Mr Henry Marshall"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55" calcext:value-type="float">
            <text:p>250655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lly, Mrs. Florence "Fannie"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96" calcext:value-type="float">
            <text:p>223596</text:p>
          </table:table-cell>
          <table:table-cell office:value-type="string" calcext:value-type="string">
            <text:p>13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derhead, Mr. Edward Penningt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76</text:p>
          </table:table-cell>
          <table:table-cell office:value-type="string" calcext:value-type="string">
            <text:p>26.2875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eaver, Miss. Alic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string" calcext:value-type="string">
            <text:p>151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aster. Halim Gonios ("William George"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1" calcext:value-type="float">
            <text:p>2661</text:p>
          </table:table-cell>
          <table:table-cell office:value-type="string" calcext:value-type="string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yne, Mlle. Berthe Antonine ("Mrs de Villiers"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2</text:p>
          </table:table-cell>
          <table:table-cell office:value-type="string" calcext:value-type="string">
            <text:p>49.5042</text:p>
          </table:table-cell>
          <table:table-cell office:value-type="string" calcext:value-type="string">
            <text:p>C9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aber, Mr. Her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028" calcext:value-type="float">
            <text:p>113028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C1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ylor, Mr. Elmer Zebl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8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96" calcext:value-type="float">
            <text:p>19996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C1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, Mr. August Vikt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5" calcext:value-type="float">
            <text:p>7545</text:p>
          </table:table-cell>
          <table:table-cell office:value-type="string" calcext:value-type="string">
            <text:p>9.4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berg, Mr. Samu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holt, Mr. Peter Andreas Lauritz Anders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4" calcext:value-type="float">
            <text:p>348124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F G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res, Miss. Caroline Louis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525" calcext:value-type="float">
            <text:p>22752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tt, Miss. Edwina Celia "Winnie"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18" calcext:value-type="float">
            <text:p>34218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Evoy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string" calcext:value-type="string">
            <text:p>15.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r. Malkolm Joacki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3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2" calcext:value-type="float">
            <text:p>347062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Miss. Annie Jessie "Nina"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string" calcext:value-type="string">
            <text:p>3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Svend Laurit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48" calcext:value-type="float">
            <text:p>350048</text:p>
          </table:table-cell>
          <table:table-cell office:value-type="string" calcext:value-type="string">
            <text:p>7.0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espie, Mr. William Henr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3" calcext:value-type="float">
            <text:p>12233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ges, Mr. Henry Pric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3" calcext:value-type="float">
            <text:p>250643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. Norman Campbel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7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r. Luk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4" calcext:value-type="float">
            <text:p>315094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nouf, Mrs. Peter Henry (Lillian Jefferys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0.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1027" calcext:value-type="float">
            <text:p>31027</text:p>
          </table:table-cell>
          <table:table-cell office:value-type="string" calcext:value-type="string">
            <text:p>21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nion, Miss. Margar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6" calcext:value-type="float">
            <text:p>36866</text:p>
          </table:table-cell>
          <table:table-cell office:value-type="string" calcext:value-type="string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r. Kurt Arnold Gottfri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Pieta Sof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1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len, Miss. Elisabeth Wa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string" calcext:value-type="string">
            <text:p>211.337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san, Mr. Houssein G 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9" calcext:value-type="float">
            <text:p>2699</text:p>
          </table:table-cell>
          <table:table-cell office:value-type="string" calcext:value-type="string">
            <text:p>18.78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ght, Mr. Robert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9855" calcext:value-type="float">
            <text:p>239855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riman, Mr. William Joh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25" calcext:value-type="float">
            <text:p>28425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upiansky, Mr. Moses Aar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639" calcext:value-type="float">
            <text:p>233639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iams, Mr. Lesl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6" calcext:value-type="float">
            <text:p>54636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s. Edward (Margaret Ann Watso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8.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./C. 6608</text:p>
          </table:table-cell>
          <table:table-cell office:value-type="float" office:value="34375" calcext:value-type="float">
            <text:p>343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surer, Mr. Gustave J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5</text:p>
          </table:table-cell>
          <table:table-cell office:value-type="string" calcext:value-type="string">
            <text:p>512.3292</text:p>
          </table:table-cell>
          <table:table-cell office:value-type="string" calcext:value-type="string">
            <text:p>B1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vanoff, Mr. Kan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01" calcext:value-type="float">
            <text:p>349201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koff, Mr. M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8" calcext:value-type="float">
            <text:p>349218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sford, Mr. Walter Jame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988" calcext:value-type="float">
            <text:p>1698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D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. Tyrell Willi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6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string" calcext:value-type="string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yerson, Miss. Susan Parker "Suzette"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375" calcext:value-type="float">
            <text:p>262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. Nea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string" calcext:value-type="string">
            <text:p>16.1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anden, Mr. Juh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88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Capt. Edward Giffo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0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/P 5735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r. Rossmore Edwa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2673</text:p>
          </table:table-cell>
          <table:table-cell office:value-type="string" calcext:value-type="string">
            <text:p>20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kkonen, Miss. An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8" calcext:value-type="float">
            <text:p>250648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. Daniel W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aghton, Mr. Michae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097" calcext:value-type="float">
            <text:p>335097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iss. Jo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string" calcext:value-type="string">
            <text:p>2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aster. Mei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475" calcext:value-type="float">
            <text:p>12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 Velde, Mr. Johannes Josep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3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0" calcext:value-type="float">
            <text:p>345780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koff, Mr. Lal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4" calcext:value-type="float">
            <text:p>349204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s. Samuel (Jane Laver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8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string" calcext:value-type="string">
            <text:p>65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malainen, Master. Vilj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49" calcext:value-type="float">
            <text:p>250649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August Sigfri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2" calcext:value-type="float">
            <text:p>350042</text:p>
          </table:table-cell>
          <table:table-cell office:value-type="string" calcext:value-type="string">
            <text:p>7.7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ley, Mr. Percy Andre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8" calcext:value-type="float">
            <text:p>29108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eobald, Mr. Thomas Leona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294" calcext:value-type="float">
            <text:p>363294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thes, the Countess. of (Lucy Noel Martha Dyer-Edwards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3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52" calcext:value-type="float">
            <text:p>110152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B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rfirth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8585" calcext:value-type="float">
            <text:p>358585</text:p>
          </table:table-cell>
          <table:table-cell office:value-type="string" calcext:value-type="string">
            <text:p>14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rva, Mr. Iisakki Antino Aij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72</text:p>
          </table:table-cell>
          <table:table-cell office:value-type="float" office:value="7125" calcext:value-type="float">
            <text:p>71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ah, Mr. Hanna Ass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3" calcext:value-type="float">
            <text:p>2663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rs. William Ernest (Lucile Polk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6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klund, Mr. Hans Linu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4" calcext:value-type="float">
            <text:p>347074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ogeboom, Mrs. John C (Anna Andrews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2" calcext:value-type="float">
            <text:p>13502</text:p>
          </table:table-cell>
          <table:table-cell office:value-type="string" calcext:value-type="string">
            <text:p>77.9583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we, Dr. Arthur Jack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379" calcext:value-type="float">
            <text:p>112379</text:p>
          </table:table-cell>
          <table:table-cell office:value-type="string" calcext:value-type="string">
            <text:p>39.6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gan, Miss. Mar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0" calcext:value-type="float">
            <text:p>364850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an, Mr. Daniel J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110" calcext:value-type="float">
            <text:p>371110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nnestad, Mr. Daniel Daniels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1" calcext:value-type="float">
            <text:p>8471</text:p>
          </table:table-cell>
          <table:table-cell office:value-type="string" calcext:value-type="string">
            <text:p>8.3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evens, Mr. Rene Aim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81" calcext:value-type="float">
            <text:p>345781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nsen, Mr. Niels Pe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7" calcext:value-type="float">
            <text:p>350047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k, Mrs. (Mary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E7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Dib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4" calcext:value-type="float">
            <text:p>2674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s. Elizabeth (Eliza Needs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4.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105" calcext:value-type="float">
            <text:p>29105</text:p>
          </table:table-cell>
          <table:table-cell office:value-type="string" calcext:value-type="string">
            <text:p>2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yhrman, Mr. Pehr Fabian Oliver Malkol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8" calcext:value-type="float">
            <text:p>347078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bin, Mr. Rog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1" calcext:value-type="float">
            <text:p>383121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F3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nuel, Miss. Virginia Eth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516" calcext:value-type="float">
            <text:p>364516</text:p>
          </table:table-cell>
          <table:table-cell office:value-type="float" office:value="12475" calcext:value-type="float">
            <text:p>124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lgannon, Mr. Thomas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65" calcext:value-type="float">
            <text:p>36865</text:p>
          </table:table-cell>
          <table:table-cell office:value-type="string" calcext:value-type="string">
            <text:p>7.73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obert, Mrs. Edward Scott (Elisabeth Walton McMilla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3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0" calcext:value-type="float">
            <text:p>24160</text:p>
          </table:table-cell>
          <table:table-cell office:value-type="string" calcext:value-type="string">
            <text:p>211.337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oub, Miss. Banour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3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k, Mrs. Albert Adrian (Vera Gillespie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7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74" calcext:value-type="float">
            <text:p>17474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, Mr. Milton Clyd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1" calcext:value-type="float">
            <text:p>113501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. Andrew G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string" calcext:value-type="string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i, Mr. Willi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2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mer, Mr. Abraham (David Lishin)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887" calcext:value-type="float">
            <text:p>374887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joblom, Miss. Anna Sof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65" calcext:value-type="float">
            <text:p>3101265</text:p>
          </table:table-cell>
          <table:table-cell office:value-type="string" calcext:value-type="string">
            <text:p>7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George Hug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8.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125" calcext:value-type="float">
            <text:p>29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aster. Bertram Ve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575" calcext:value-type="float">
            <text:p>205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ggenheim, Mr. Benjam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3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B82 B8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ane, Mr. Andrew "Andy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460" calcext:value-type="float">
            <text:p>12460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kell, Mr. Alfre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865" calcext:value-type="float">
            <text:p>239865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Stella Ann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yt, Mr. William Fishe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0</text:p>
          </table:table-cell>
          <table:table-cell office:value-type="string" calcext:value-type="string">
            <text:p>30.6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tcheff, Mr. Risti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3" calcext:value-type="float">
            <text:p>349203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ter, Mr. Richa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13" calcext:value-type="float">
            <text:p>28213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ader, Dr. Alice (Farnham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5" calcext:value-type="float">
            <text:p>17465</text:p>
          </table:table-cell>
          <table:table-cell office:value-type="string" calcext:value-type="string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man, Mrs. Mar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4" calcext:value-type="float">
            <text:p>349244</text:p>
          </table:table-cell>
          <table:table-cell office:value-type="string" calcext:value-type="string">
            <text:p>8.68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brahim Shawah, Mr. Youssef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Impe, Mrs. Jean Baptiste (Rosalie Paula Govaert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0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773" calcext:value-type="float">
            <text:p>345773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esell, Mr. Mart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647" calcext:value-type="float">
            <text:p>250647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yer, Mrs. Harvey (Charlotte Annie Tate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.A. 31921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ter, Master. William Thornton 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1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60" calcext:value-type="float">
            <text:p>11376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B96 B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aster. Assad Alexan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8.5167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dman, Mr. Oskar Arvi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9" calcext:value-type="float">
            <text:p>347089</text:p>
          </table:table-cell>
          <table:table-cell office:value-type="float" office:value="6975" calcext:value-type="float">
            <text:p>69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Karl Joh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3" calcext:value-type="float">
            <text:p>347063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rews, Mr. Thomas J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0" calcext:value-type="float">
            <text:p>1120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tersson, Miss. Ellen Natal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7" calcext:value-type="float">
            <text:p>347087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yer, Mr. Augus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3" calcext:value-type="float">
            <text:p>248723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mbers, Mrs. Norman Campbell (Bertha Griggs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3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806" calcext:value-type="float">
            <text:p>113806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xander, Mr. Willi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7.8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ster, Mr. Jam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string" calcext:value-type="string">
            <text:p>24.1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emen, Mr. Richard Jam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06" calcext:value-type="float">
            <text:p>28206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iss. Ebba Iris Alfrid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.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275" calcext:value-type="float">
            <text:p>31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mlin, Mr. Ernest Porta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499" calcext:value-type="float">
            <text:p>364499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y, Mr. Rich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B10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ininen, Miss. Wendla Mar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3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2. 3101290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. Albe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string" calcext:value-type="string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m, Mr. John Fredrik Alexan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3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7075</text:p>
          </table:table-cell>
          <table:table-cell office:value-type="string" calcext:value-type="string">
            <text:p>6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koog, Master. Karl Thorst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0.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7088" calcext:value-type="float">
            <text:p>347088</text:p>
          </table:table-cell>
          <table:table-cell office:value-type="string" calcext:value-type="string">
            <text:p>27.9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ys, Mrs. Charles Melville (Clara Jennings Gregg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2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string" calcext:value-type="string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lic, Mr. Nikol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8" calcext:value-type="float">
            <text:p>315098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uchlin, Jonkheer. John Geor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72" calcext:value-type="float">
            <text:p>19972</text:p>
          </table:table-cell>
          <table:table-cell office:value-type="string" calcext:value-type="string">
            <text:p>0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r, Mrs. (Beila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7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6" calcext:value-type="float">
            <text:p>392096</text:p>
          </table:table-cell>
          <table:table-cell office:value-type="float" office:value="12475" calcext:value-type="float">
            <text:p>12475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nula, Master. Urho Abrah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.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1295" calcext:value-type="float">
            <text:p>3101295</text:p>
          </table:table-cell>
          <table:table-cell office:value-type="string" calcext:value-type="string">
            <text:p>39.68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yn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323" calcext:value-type="float">
            <text:p>368323</text:p>
          </table:table-cell>
          <table:table-cell office:value-type="string" calcext:value-type="string">
            <text:p>6.9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m, Mr. L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aster. Andr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C./PARIS 2079</text:p>
          </table:table-cell>
          <table:table-cell office:value-type="string" calcext:value-type="string">
            <text:p>37.00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rmack, Mr. Thomas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7228" calcext:value-type="float">
            <text:p>367228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one, Mrs. George Nelson (Martha Evely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72" calcext:value-type="float">
            <text:p>113572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B28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asbeck, Mrs. Antoni (Selini Alexander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14.454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chards, Master. George Sibl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6" calcext:value-type="float">
            <text:p>29106</text:p>
          </table:table-cell>
          <table:table-cell office:value-type="string" calcext:value-type="string">
            <text:p>18.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, Mr. Am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gustsson, Mr. Albe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3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8" calcext:value-type="float">
            <text:p>347468</text:p>
          </table:table-cell>
          <table:table-cell office:value-type="string" calcext:value-type="string">
            <text:p>7.8542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lum, Mr. Owen Geor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8.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ton, Miss. Sara Rebecc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9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string" calcext:value-type="string">
            <text:p>83.1583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ic, Mr. Jakob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7" calcext:value-type="float">
            <text:p>315097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rota, Mr. Mauric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2092" calcext:value-type="float">
            <text:p>392092</text:p>
          </table:table-cell>
          <table:table-cell office:value-type="string" calcext:value-type="string">
            <text:p>8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p, Mr. Cha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56.4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echal, Mr. Pierre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774" calcext:value-type="float">
            <text:p>11774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homaki, Mr. Ilmari Rudol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7</text:p>
          </table:table-cell>
          <table:table-cell office:value-type="float" office:value="7925" calcext:value-type="float">
            <text:p>79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dd, Mr. Thomas Charl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3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epeca, Miss. August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8" calcext:value-type="float">
            <text:p>113798</text:p>
          </table:table-cell>
          <table:table-cell office:value-type="string" calcext:value-type="string">
            <text:p>31.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mberopolous, Mr. Peter 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6.437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umovic, Mr. Jes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0" calcext:value-type="float">
            <text:p>315090</text:p>
          </table:table-cell>
          <table:table-cell office:value-type="string" calcext:value-type="string">
            <text:p>8.662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ing, Mr. Anthon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5547</text:p>
          </table:table-cell>
          <table:table-cell office:value-type="string" calcext:value-type="string">
            <text:p>7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Douglas Bulle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off, Mr. Mar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3" calcext:value-type="float">
            <text:p>349213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er, Rev. Joh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27" calcext:value-type="float">
            <text:p>248727</text:p>
          </table:table-cell>
          <table:table-cell office:value-type="string" calcext:value-type="string">
            <text:p>3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oldenberg, Mrs. Samuel L (Edwiga Grabowska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53" calcext:value-type="float">
            <text:p>17453</text:p>
          </table:table-cell>
          <table:table-cell office:value-type="string" calcext:value-type="string">
            <text:p>89.1042</text:p>
          </table:table-cell>
          <table:table-cell office:value-type="string" calcext:value-type="string">
            <text:p>C9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aster. Sigvard Harald Eli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.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82" calcext:value-type="float">
            <text:p>347082</text:p>
          </table:table-cell>
          <table:table-cell office:value-type="float" office:value="31275" calcext:value-type="float">
            <text:p>312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7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0" calcext:value-type="float">
            <text:p>347060</text:p>
          </table:table-cell>
          <table:table-cell office:value-type="float" office:value="7775" calcext:value-type="float">
            <text:p>777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iss. Nourel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9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15.2458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nes, Miss. Mary Conov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string" calcext:value-type="string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rter, Mrs. Ernest Courtenay (Lilian Hughes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4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252" calcext:value-type="float">
            <text:p>244252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rs. Sam (Leah Rose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8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string" calcext:value-type="string">
            <text:p>9.3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ck, Mrs. George Dennick (Mary Hitchcock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5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string" calcext:value-type="string">
            <text:p>164.86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ly, Mr. Peter Denis 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5" calcext:value-type="float">
            <text:p>113055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lini, Mrs. Solomon (Latifa Qurba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4.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19.2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zi, Mr. Raihe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7.2292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. Claus Pe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.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string" calcext:value-type="string">
            <text:p>14.108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Frederick Edwar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1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4" calcext:value-type="float">
            <text:p>28134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wift, Mrs. Frederick Joel (Margaret Welles Barro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6" calcext:value-type="float">
            <text:p>17466</text:p>
          </table:table-cell>
          <table:table-cell office:value-type="string" calcext:value-type="string">
            <text:p>25.9292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Dorothy Edith "Dolly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string" calcext:value-type="string">
            <text:p>69.5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l, Mr. John Willi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4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866" calcext:value-type="float">
            <text:p>233866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strom, Mrs. (Karolina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2" calcext:value-type="float">
            <text:p>236852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Asunci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7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9</text:p>
          </table:table-cell>
          <table:table-cell office:value-type="string" calcext:value-type="string">
            <text:p>13.8583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ebling, Mr. Washington Augustus I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0</text:p>
          </table:table-cell>
          <table:table-cell office:value-type="string" calcext:value-type="string">
            <text:p>50.4958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Melkebeke, Mr. Phile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777" calcext:value-type="float">
            <text:p>345777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on, Master. Harold Theod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742" calcext:value-type="float">
            <text:p>347742</text:p>
          </table:table-cell>
          <table:table-cell office:value-type="string" calcext:value-type="string">
            <text:p>11.1333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lkic, Mr. Ceri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48" calcext:value-type="float">
            <text:p>349248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ckwith, Mrs. Richard Leonard (Sallie Monypeny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7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51" calcext:value-type="float">
            <text:p>11751</text:p>
          </table:table-cell>
          <table:table-cell office:value-type="string" calcext:value-type="string">
            <text:p>52.5542</text:p>
          </table:table-cell>
          <table:table-cell office:value-type="string" calcext:value-type="string">
            <text:p>D3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lsson, Mr. Frans Olof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3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Cruyssen, Mr. Vict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5" calcext:value-type="float">
            <text:p>345765</text:p>
          </table:table-cell>
          <table:table-cell office:value-type="string" calcext:value-type="string">
            <text:p>9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elson, Mrs. Samuel (Hannah Wizosky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8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/PP 3381</text:p>
          </table:table-cell>
          <table:table-cell office:value-type="string" calcext:value-type="string">
            <text:p>24.0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jib, Miss. Adele Kiamie "Jane"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office:value-type="float" office:value="7225" calcext:value-type="float">
            <text:p>7225</text:p>
          </table:table-cell>
          <table:table-cell/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stafsson, Mr. Alfred Ossi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0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4" calcext:value-type="float">
            <text:p>7534</text:p>
          </table:table-cell>
          <table:table-cell office:value-type="string" calcext:value-type="string">
            <text:p>9.84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roff, Mr. Nedeli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1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2" calcext:value-type="float">
            <text:p>349212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leff, Mr. Krist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17" calcext:value-type="float">
            <text:p>349217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ter, Mrs. Thomas Jr (Lily Alexenia Wilso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6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string" calcext:value-type="string">
            <text:p>83.1583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ey, Mrs. William (Imanita Parrish Hall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433" calcext:value-type="float">
            <text:p>230433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kun, Mr. Johan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3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7" calcext:value-type="float">
            <text:p>349257</text:p>
          </table:table-cell>
          <table:table-cell office:value-type="string" calcext:value-type="string">
            <text:p>7.8958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lberg, Miss. Gerda Ulri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52" calcext:value-type="float">
            <text:p>7552</text:p>
          </table:table-cell>
          <table:table-cell office:value-type="string" calcext:value-type="string">
            <text:p>10.5167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nfield, Mr. Frederick Jame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/SOTON 34068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tehall, Mr. Henry J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76</text:p>
          </table:table-cell>
          <table:table-cell office:value-type="string" calcext:value-type="string">
            <text:p>7.0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rs. William (Margaret Norton)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9.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125" calcext:value-type="float">
            <text:p>2912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vila, Rev. Juozas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7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6" calcext:value-type="float">
            <text:p>211536</text:p>
          </table:table-cell>
          <table:table-cell office:value-type="string" calcext:value-type="string">
            <text:p>13.0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raham, Miss. Margaret Ed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19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3" calcext:value-type="float">
            <text:p>112053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B4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iss. Catherine Helen "Carrie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string" calcext:value-type="string">
            <text:p>23.45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hr, Mr. Karl Howel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6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369" calcext:value-type="float">
            <text:p>111369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C1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ley, Mr. Patric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2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376" calcext:value-type="float">
            <text:p>370376</text:p>
          </table:table-cell>
          <table:table-cell office:value-type="string" calcext:value-type="string">
            <text:p>7.75</text:p>
          </table:table-cell>
          <table:table-cell/>
          <table:table-cell office:value-type="string" calcext:value-type="string">
            <text:p>Q</text:p>
          </table:table-cell>
        </table:table-row>
        <table:table-row table:style-name="ro1" table:number-rows-repeated="104768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titanic_dataset.A1:titanic_dataset.L89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4T09:18:56.801000000</dc:date>
    <meta:editing-duration>PT32M26S</meta:editing-duration>
    <meta:editing-cycles>1</meta:editing-cycles>
    <meta:document-statistic meta:table-count="1" meta:cell-count="9838" meta:object-count="0"/>
    <meta:generator>LibreOffice/7.6.0.3$Windows_x86 LibreOffice_project/69edd8b8ebc41d00b4de3915dc82f8f0fc3b6265</meta:generator>
  </office:meta>
</office:document-meta>
</file>